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FD443FFEA186174C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6.86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3.466cm" svg:x="1.345cm" svg:y="3.429cm">
          <draw:image xlink:href="Pictures/10000000000004B2000001FD443FFEA186174C6F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8.388cm" svg:y="1.678cm">
          <text:p text:style-name="P1">Open</text:p>
          <text:p text:style-name="P1">Publish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7.366cm" svg:height="2.286cm" svg:x="10.668cm" svg:y="15.367cm">
          <text:p text:style-name="P1">Publishing Services</text:p>
          <draw:enhanced-geometry svg:viewBox="0 0 21600 21600" draw:glue-points="10800 0 0 10800 10800 21600 21600 10800 ?f40 ?f41" draw:text-areas="0 0 21600 21600" draw:type="rectangular-callout" draw:modifiers="12871.4537803719 -13581.460428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28T14:11:34.053750442</dc:date>
    <meta:editing-duration>P1DT4H42M9S</meta:editing-duration>
    <meta:editing-cycles>51</meta:editing-cycles>
    <meta:generator>LibreOffice/6.0.7.3$Linux_X86_64 LibreOffice_project/00m0$Build-3</meta:generator>
    <meta:document-statistic meta:object-count="3"/>
  </office:meta>
</office:document-meta>
</file>